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ea4b" officeooo:paragraph-rsid="000aea4b"/>
    </style:style>
    <style:style style:name="P2" style:family="paragraph" style:parent-style-name="Standard">
      <style:text-properties fo:language="en" fo:country="US" officeooo:rsid="000aea4b" officeooo:paragraph-rsid="000aea4b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olochka_iz_polos</text:span> — файл с отделяющими линиями.</text:p>
      <text:p text:style-name="P2">Prog.py – <text:span text:style-name="T2">файл с определением фигур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4T10:15:06.686000000</dc:date>
    <meta:editing-duration>PT3M18S</meta:editing-duration>
    <meta:editing-cycles>1</meta:editing-cycles>
    <meta:document-statistic meta:table-count="0" meta:image-count="0" meta:object-count="0" meta:page-count="1" meta:paragraph-count="2" meta:word-count="10" meta:character-count="83" meta:non-whitespace-character-count="73"/>
    <meta:generator>LibreOffice/7.1.5.2$Windows_X86_64 LibreOffice_project/85f04e9f809797b8199d13c421bd8a2b025d52b5</meta:generator>
  </office:meta>
</office:document-meta>
</file>